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8" style:family="text">
      <style:text-properties officeooo:rsid="000d2382"/>
    </style:style>
    <style:style style:name="T9" style:family="text">
      <style:text-properties officeooo:rsid="000a26a8"/>
    </style:style>
    <style:style style:name="T10" style:family="text">
      <style:text-properties officeooo:rsid="000d56e7"/>
    </style:style>
    <style:style style:name="T11" style:family="text">
      <style:text-properties officeooo:rsid="000f22b4"/>
    </style:style>
    <style:style style:name="T12" style:family="text">
      <style:text-properties officeooo:rsid="00117923"/>
    </style:style>
    <style:style style:name="T13" style:family="text">
      <style:text-properties officeooo:rsid="0012d193"/>
    </style:style>
    <style:style style:name="T14" style:family="text">
      <style:text-properties officeooo:rsid="0013ceb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18d0a2"/>
    </style:style>
    <style:style style:name="T19" style:family="text">
      <style:text-properties officeooo:rsid="001de4c0"/>
    </style:style>
    <style:style style:name="T20" style:family="text">
      <style:text-properties officeooo:rsid="001e8593"/>
    </style:style>
    <style:style style:name="T21" style:family="text">
      <style:text-properties officeooo:rsid="0023814a"/>
    </style:style>
    <style:style style:name="T22" style:family="text">
      <style:text-properties officeooo:rsid="0025890f"/>
    </style:style>
    <style:style style:name="T23" style:family="text">
      <style:text-properties officeooo:rsid="00265f29"/>
    </style:style>
    <style:style style:name="T24" style:family="text">
      <style:text-properties officeooo:rsid="002720f7"/>
    </style:style>
    <style:style style:name="T25" style:family="text">
      <style:text-properties officeooo:rsid="00298f98"/>
    </style:style>
    <style:style style:name="T26" style:family="text">
      <style:text-properties officeooo:rsid="002a2369"/>
    </style:style>
    <style:style style:name="T27" style:family="text">
      <style:text-properties officeooo:rsid="002bc70e"/>
    </style:style>
    <style:style style:name="T28" style:family="text">
      <style:text-properties officeooo:rsid="002d2022"/>
    </style:style>
    <style:style style:name="T29" style:family="text">
      <style:text-properties officeooo:rsid="002f07b6"/>
    </style:style>
    <style:style style:name="T30" style:family="text">
      <style:text-properties officeooo:rsid="002fc652"/>
    </style:style>
    <style:style style:name="T31" style:family="text">
      <style:text-properties officeooo:rsid="00313c6e"/>
    </style:style>
    <style:style style:name="T32" style:family="text">
      <style:text-properties officeooo:rsid="0031b5b4"/>
    </style:style>
    <style:style style:name="T33" style:family="text">
      <style:text-properties officeooo:rsid="0032b9f0"/>
    </style:style>
    <style:style style:name="T34" style:family="text">
      <style:text-properties officeooo:rsid="0032e09f"/>
    </style:style>
    <style:style style:name="T35" style:family="text">
      <style:text-properties officeooo:rsid="0034d1e3"/>
    </style:style>
    <style:style style:name="T36" style:family="text">
      <style:text-properties officeooo:rsid="0034e971"/>
    </style:style>
    <style:style style:name="T37" style:family="text">
      <style:text-properties officeooo:rsid="003662fb"/>
    </style:style>
    <style:style style:name="T38" style:family="text">
      <style:text-properties officeooo:rsid="003934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4"/>
      <text:p text:style-name="P44">Presentació assignatura</text:p>
      <text:p text:style-name="P46">Comentem web assignatura</text:p>
      <text:p text:style-name="P49">Activem el Classroom d'electricitat</text:p>
      <text:p text:style-name="P46"/>
      <text:p text:style-name="P48">Comencem amb apunts <text:a xlink:type="simple" xlink:href="https://paulinoposada.github.io/web_e/documents/apunts/unitat_1/e_apunts_ud_1_1_gs.pdf"><text:span text:style-name="T9">Unitat 1.1</text:span></text:a> – Introducció</text:p>
      <text:p text:style-name="P46">Comentem fins a 1.6 Mesurament de voltatge i corrent</text:p>
      <text:p text:style-name="P46"/>
      <text:p text:style-name="P46">Baixem al taller a desmuntar calaixos de les taules</text:p>
      <text:p text:style-name="P46"/>
      <text:p text:style-name="P2"/>
      <text:p text:style-name="P2">Dimecres<text:tab/>27/09/23</text:p>
      <text:p text:style-name="P50"><text:a xlink:type="simple" xlink:href="https://paulinoposada.github.io/web_e/documents/apunts/unitat_1/e_apunts_ud_1_1_gs.pdf">Unitat 1.1</text:a></text:p>
      <text:p text:style-name="P50">Comentem 1.7 Direcció convencional del corrent.</text:p>
      <text:p text:style-name="P50"/>
      <text:p text:style-name="P52"><text:a xlink:type="simple" xlink:href="https://paulinoposada.github.io/web_e/documents/apunts/unitat_1/e_apunts_ud_1_2_gs.pdf">Unitat 1.2</text:a></text:p>
      <text:p text:style-name="P50">Comentem</text:p>
      <text:p text:style-name="P120"><text:span text:style-name="T1">1.1 </text:span><text:span text:style-name="T7">Relación entre tensión, corriente y resistencia</text:span></text:p>
      <text:p text:style-name="P50">1.2 Exercicis 1.2-1 i 2</text:p>
      <text:p text:style-name="P50">1.3 Potència elèctrica</text:p>
      <text:p text:style-name="P50">1.5 Resistencias</text:p>
      <text:p text:style-name="P50"/>
      <text:p text:style-name="P50"/>
      <text:p text:style-name="P2">Dijous<text:tab/><text:tab/>28/09/23</text:p>
      <text:p text:style-name="P2"/>
      <text:p text:style-name="P51"><text:a xlink:type="simple" xlink:href="https://paulinoposada.github.io/web_e/documents/apunts/unitat_1/e_apunts_ud_1_2_gs.pdf">Unitat 1.2</text:a></text:p>
      <text:p text:style-name="P51">Comentem</text:p>
      <text:p text:style-name="P37"><text:span text:style-name="T3">1.</text:span><text:span text:style-name="T2">6 No linearittat de la resistència</text:span></text:p>
      <text:p text:style-name="P56">1.7 El cablejat del circuit</text:p>
      <text:p text:style-name="P37"/>
      <text:p text:style-name="P56">Baixem al taller per desmuntar taules i tallar taulers.</text:p>
      <text:p text:style-name="P2"/>
      <text:p text:style-name="P2"/>
      <text:p text:style-name="P2">Divendres<text:tab/> 29/09/23</text:p>
      <text:p text:style-name="P45"/>
      <text:p text:style-name="P53">Comencem amb <text:a xlink:type="simple" xlink:href="https://paulinoposada.github.io/web_e/documents/apunts/unitat_2/e_apunts_ud_2_1_gs.pdf">unitat 2</text:a> “Seguretat en les instal·lacions elèctriques”</text:p>
      <text:p text:style-name="P53"><text:s/>Comentem apartats</text:p>
      <text:p text:style-name="P53">1.1 Efectes fisològics de l'electricitat</text:p>
      <text:p text:style-name="P53">1.2 Toma de terra</text:p>
      <text:p text:style-name="P53">1.3 Llei d'Ohm aplicada a els descàrregues</text:p>
      <text:p text:style-name="P53"/>
      <text:p text:style-name="P53"/>
      <text:p text:style-name="P53"/>
      <text:p text:style-name="P3"/>
      <text:p text:style-name="P122">Dimarts<text:tab/><text:span text:style-name="T8">03</text:span>/<text:span text:style-name="T8">10</text:span>/23</text:p>
      <text:p text:style-name="P47"/>
      <text:p text:style-name="P47">Baixem al taller a desmuntar <text:span text:style-name="T8">material</text:span> taules.</text:p>
      <text:p text:style-name="P47"/>
      <text:p text:style-name="P57">Mesurem fill de coure de 14 m de llargària, R = 6 ohms. Amb la resistivitat del coure calculem secció com a 0,04 mm2 → en un conductor de 1,5 nmm2 hi ha 38 fils de 0,04 mm2.</text:p>
      <text:p text:style-name="P57"/>
      <text:p text:style-name="P58"><text:a xlink:type="simple" xlink:href="https://paulinoposada.github.io/web_e/documents/apunts/unitat_1/e_apunts_ud_1_2_gs.pdf"><text:span text:style-name="T9">Unitat 1.2</text:span></text:a>, <text:s/>comentem apartat 1.4 Resistivitat, propietat física d'un material</text:p>
      <text:p text:style-name="P57"/>
      <text:p text:style-name="P4"/>
      <text:p text:style-name="P4"/>
      <text:p text:style-name="P4">Dim<text:span text:style-name="T10">ecres</text:span><text:tab/><text:span text:style-name="T8">04</text:span>/<text:span text:style-name="T8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4">Comentem apartats</text:p>
      <text:p text:style-name="P54">1.<text:span text:style-name="T10">4</text:span> <text:span text:style-name="T10">Procediments de seguretat</text:span></text:p>
      <text:p text:style-name="P59">1.5 Resposta a una emergència</text:p>
      <text:p text:style-name="P59">1.6 Causes freqüents d'accidents</text:p>
      <text:p text:style-name="P59">1.7 Disseny de dispositius segurs</text:p>
      <text:p text:style-name="P59">1.8 Utilització del polímetre</text:p>
      <text:p text:style-name="P59"/>
      <text:p text:style-name="P5"/>
      <text:p text:style-name="P5">Di<text:span text:style-name="T11">jous</text:span><text:tab/><text:span text:style-name="T8">05</text:span>/<text:span text:style-name="T8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3">Comentem apartats</text:p>
      <text:p text:style-name="P63">1.1 Què són les connexións sèrie i paral·lel</text:p>
      <text:p text:style-name="P63">1.2 Connexió sèrie senzilla</text:p>
      <text:p text:style-name="P63">1.3 Connexió paral·lel senzilla</text:p>
      <text:p text:style-name="P38"/>
      <text:p text:style-name="P63">Baixem al taller on muntem font d'alimentació d'ordinador amb derivacions a les taules de pràctiques.</text:p>
      <text:p text:style-name="P63"/>
      <text:p text:style-name="P55"/>
      <text:p text:style-name="P6">D<text:span text:style-name="T12">ivendres</text:span><text:tab/><text:span text:style-name="T8">06</text:span>/<text:span text:style-name="T8">10</text:span>/23</text:p>
      <text:p text:style-name="P6"/>
      <text:p text:style-name="P64">Comencem amb la pràctica 1.</text:p>
      <text:p text:style-name="P59"/>
      <text:p text:style-name="P59"/>
      <text:p text:style-name="P7">D<text:span text:style-name="T12">illuns</text:span><text:tab/><text:span text:style-name="T8">09</text:span>/<text:span text:style-name="T8">10</text:span>/23</text:p>
      <text:p text:style-name="P7"/>
      <text:p text:style-name="P65">Co<text:span text:style-name="T13">ntinuem</text:span> amb la pràctica 1.</text:p>
      <text:p text:style-name="P60"/>
      <text:p text:style-name="P60"/>
      <text:p text:style-name="P8">D<text:span text:style-name="T12">imarts</text:span><text:tab/><text:span text:style-name="T14">10</text:span>/<text:span text:style-name="T8">10</text:span>/23</text:p>
      <text:p text:style-name="P8"/>
      <text:p text:style-name="P66">Co<text:span text:style-name="T13">ntinuem</text:span> amb la pràctica 1.</text:p>
      <text:p text:style-name="P61"/>
      <text:p text:style-name="P123">D<text:span text:style-name="T12">imecres</text:span><text:tab/><text:span text:style-name="T14">11</text:span>/<text:span text:style-name="T8">10</text:span>/23</text:p>
      <text:p text:style-name="P10"/>
      <text:p text:style-name="P67">Co<text:span text:style-name="T13">ntinuem</text:span> amb la pràctica 1.</text:p>
      <text:p text:style-name="P62"/>
      <text:p text:style-name="P62"/>
      <text:p text:style-name="P9">D<text:span text:style-name="T15">imarts</text:span><text:tab/><text:span text:style-name="T16">17</text:span>/<text:span text:style-name="T17">10</text:span>/23</text:p>
      <text:p text:style-name="P9"/>
      <text:p text:style-name="P68">Vaga estudiants.</text:p>
      <text:p text:style-name="P69"/>
      <text:p text:style-name="P10"/>
      <text:p text:style-name="P10">D<text:span text:style-name="T12">imecres</text:span><text:tab/><text:span text:style-name="T14">18</text:span>/<text:span text:style-name="T8">10</text:span>/23</text:p>
      <text:p text:style-name="P39"><text:a xlink:type="simple" xlink:href="https://paulinoposada.github.io/web_e/documents/apunts/unitat_3/e_apunts_ud_3_1_gs.pdf"><text:span text:style-name="T2">unitat 3</text:span></text:a></text:p>
      <text:p text:style-name="P70">Repàs apartats: 1.3 Sèrie i 1.4 Paral·lel</text:p>
      <text:p text:style-name="P70">Comentat apartats:</text:p>
      <text:p text:style-name="P70">1.4 Conductivitat</text:p>
      <text:p text:style-name="P70">1.5 Potència</text:p>
      <text:p text:style-name="P70">1.6 Divisor de tensió</text:p>
      <text:p text:style-name="P62"/>
      <text:p text:style-name="P62"/>
      <text:p text:style-name="P11">D<text:span text:style-name="T12">ijous</text:span><text:tab/><text:span text:style-name="T14">19</text:span>/<text:span text:style-name="T8">10</text:span>/23</text:p>
      <text:p text:style-name="P39"><text:a xlink:type="simple" xlink:href="https://paulinoposada.github.io/web_e/documents/apunts/unitat_3/e_apunts_ud_3_1_gs.pdf"><text:span text:style-name="T2">unitat 3</text:span></text:a></text:p>
      <text:p text:style-name="P72">Comentem apartat 1.10 Ejercicios</text:p>
      <text:p text:style-name="P72">Comentem exercicis 1 a 11.</text:p>
      <text:p text:style-name="P71"/>
      <text:p text:style-name="P12">D<text:span text:style-name="T12">ivendres</text:span><text:tab/><text:span text:style-name="T18">20</text:span>/<text:span text:style-name="T8">10</text:span>/23</text:p>
      <text:p text:style-name="P40"><text:a xlink:type="simple" xlink:href="https://paulinoposada.github.io/web_e/documents/apunts/unitat_3/e_apunts_ud_3_1_gs.pdf"><text:span text:style-name="T2">unitat 3</text:span></text:a></text:p>
      <text:p text:style-name="P73">Comentem<text:span text:style-name="T18"> apartat 1.10 - exercicis 12 i 13</text:span></text:p>
      <text:p text:style-name="P73"/>
      <text:p text:style-name="P13">D<text:span text:style-name="T12">imarts</text:span><text:tab/><text:span text:style-name="T18">24</text:span>/<text:span text:style-name="T8">10</text:span>/23</text:p>
      <text:p text:style-name="P41"><text:a xlink:type="simple" xlink:href="https://paulinoposada.github.io/web_e/documents/apunts/unitat_3/e_apunts_ud_3_1_gs.pdf"><text:span text:style-name="T2">unitat 3</text:span></text:a></text:p>
      <text:p text:style-name="P74">Comentem<text:span text:style-name="T18"> apartat 1.10 - exercicis 14 i 15.</text:span></text:p>
      <text:p text:style-name="P74"/>
      <text:p text:style-name="P14">D<text:span text:style-name="T12">imecres</text:span><text:tab/><text:span text:style-name="T18">25</text:span>/<text:span text:style-name="T8">10</text:span>/23</text:p>
      <text:p text:style-name="P42"><text:a xlink:type="simple" xlink:href="https://paulinoposada.github.io/web_e/documents/apunts/unitat_3/e_apunts_ud_3_1_gs.pdf"><text:span text:style-name="T2">unitat 3</text:span></text:a></text:p>
      <text:p text:style-name="P75">Comentem<text:span text:style-name="T18"> apartat 1.7 Nudo, rama, lazo y malla</text:span></text:p>
      <text:p text:style-name="P76">Comentat exercici 15.</text:p>
      <text:p text:style-name="P76">Començat amb <text:a xlink:type="simple" xlink:href="https://paulinoposada.github.io/web_e/documents/apunts/unitat_4/e_apunts_ud_4_gs.pdf">Unitat 4</text:a> – Anàlisi de xarxes</text:p>
      <text:p text:style-name="P76">Comentat apartat 1.2 Método de corriente de rama</text:p>
      <text:p text:style-name="P76"/>
      <text:p text:style-name="P75"/>
      <text:p text:style-name="P15">D<text:span text:style-name="T12">ijous</text:span><text:tab/><text:tab/><text:span text:style-name="T18">26</text:span>/<text:span text:style-name="T8">10</text:span>/23</text:p>
      <text:p text:style-name="P79">Baixa per gripe.</text:p>
      <text:p text:style-name="P79"/>
      <text:p text:style-name="P79"/>
      <text:p text:style-name="P15">D<text:span text:style-name="T12">ivendres</text:span><text:tab/><text:span text:style-name="T18">27</text:span>/<text:span text:style-name="T8">10</text:span>/23</text:p>
      <text:p text:style-name="P79">Sortida Astilleros de Mallorca.</text:p>
      <text:p text:style-name="P79"/>
      <text:p text:style-name="P79"/>
      <text:p text:style-name="P16">D<text:span text:style-name="T12">imarts</text:span><text:tab/><text:tab/><text:span text:style-name="T19">31</text:span>/<text:span text:style-name="T8">10</text:span>/23</text:p>
      <text:p text:style-name="P80"><text:span text:style-name="T19">Examen 1</text:span>.</text:p>
      <text:p text:style-name="P80"/>
      <text:p text:style-name="P17"/>
      <text:p text:style-name="P124">D<text:span text:style-name="T12">imecres</text:span><text:tab/><text:tab/><text:span text:style-name="T20">01</text:span>/<text:span text:style-name="T8">11</text:span>/23</text:p>
      <text:p text:style-name="P81">Tots sants.</text:p>
      <text:p text:style-name="P17"/>
      <text:p text:style-name="P17"/>
      <text:p text:style-name="P17">D<text:span text:style-name="T12">ijous</text:span><text:tab/><text:tab/><text:tab/><text:span text:style-name="T20">02</text:span>/<text:span text:style-name="T8">11</text:span>/23</text:p>
      <text:p text:style-name="P81">Comentem solució examen.</text:p>
      <text:p text:style-name="P77">Co<text:span text:style-name="T20">ntinuem</text:span> amb <text:a xlink:type="simple" xlink:href="https://paulinoposada.github.io/web_e/documents/apunts/unitat_4/e_apunts_ud_4_gs.pdf">Unitat 4</text:a> – Anàlisi de xarxes</text:p>
      <text:p text:style-name="P77">Comentat apartat 1.<text:span text:style-name="T20">3</text:span> <text:span text:style-name="T20">Circuits pont</text:span></text:p>
      <text:p text:style-name="P77"/>
      <text:p text:style-name="P77"/>
      <text:p text:style-name="P18">D<text:span text:style-name="T12">ivendres</text:span><text:tab/><text:tab/><text:span text:style-name="T20">03</text:span>/<text:span text:style-name="T8">11</text:span>/23</text:p>
      <text:p text:style-name="P78">Co<text:span text:style-name="T20">ntinuem</text:span> amb <text:a xlink:type="simple" xlink:href="https://paulinoposada.github.io/web_e/documents/apunts/unitat_4/e_apunts_ud_4_gs.pdf">Unitat 4</text:a> – Anàlisi de xarxes</text:p>
      <text:p text:style-name="P78">Comentat apartat 1.<text:span text:style-name="T20">3</text:span> <text:span text:style-name="T20">Circuits pont</text:span></text:p>
      <text:p text:style-name="P82">En quadre elèctric, mesurat tensions entre fases, neutre i terra.</text:p>
      <text:p text:style-name="P82">Comprovat que entre neutre i terra el potencial és 0V.</text:p>
      <text:p text:style-name="P82">Comprovat que és pot pontejar entre neutre i terra, però que salta el diferencial. </text:p>
      <text:p text:style-name="P78"/>
      <text:p text:style-name="P78"/>
      <text:p text:style-name="P19">D<text:span text:style-name="T12">illuns</text:span><text:tab/><text:tab/><text:span text:style-name="T20">06</text:span>/<text:span text:style-name="T8">11</text:span>/23</text:p>
      <text:p text:style-name="P83">Baixem al taller. Preparem avaluació <text:a xlink:type="simple" xlink:href="https://paulinoposada.github.io/web_e/documents/practica_01.pdf">pràctica 1</text:a>.</text:p>
      <text:p text:style-name="P83"/>
      <text:p text:style-name="P83"/>
      <text:p text:style-name="P20">D<text:span text:style-name="T12">imarts</text:span><text:tab/><text:tab/><text:span text:style-name="T20">07</text:span>/<text:span text:style-name="T8">11</text:span>/23</text:p>
      <text:p text:style-name="P93">Comencem amb la <text:a xlink:type="simple" xlink:href="https://paulinoposada.github.io/web_e/documents/apunts/unitat_5_condensador/e_apunts_ud_5_gs.pdf">unitat 5</text:a> – condensador.</text:p>
      <text:p text:style-name="P93">Feim l'exercici 3.15 del llibre.</text:p>
      <text:p text:style-name="P93"/>
      <text:p text:style-name="P93"/>
      <text:p text:style-name="P21">D<text:span text:style-name="T12">imecres</text:span><text:tab/><text:tab/><text:span text:style-name="T20">08</text:span>/<text:span text:style-name="T8">11</text:span>/23</text:p>
      <text:p text:style-name="P94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94"><text:span text:style-name="T21">Continuem amb</text:span> l'exercici 3.15 del llibre. <text:span text:style-name="T21">Surten resultats diversos. Aclarar dubtes.</text:span></text:p>
      <text:p text:style-name="P94"/>
      <text:p text:style-name="P22"/>
      <text:p text:style-name="P22">D<text:span text:style-name="T12">ijous</text:span><text:tab/><text:tab/><text:tab/><text:span text:style-name="T20">09</text:span>/<text:span text:style-name="T8">11</text:span>/23</text:p>
      <text:p text:style-name="P84">Baixem al taller. Preparem avaluació <text:a xlink:type="simple" xlink:href="https://paulinoposada.github.io/web_e/documents/practica_01.pdf">pràctica 1</text:a>.</text:p>
      <text:p text:style-name="P84"/>
      <text:p text:style-name="P23">D<text:span text:style-name="T12">ivendres</text:span><text:tab/><text:tab/><text:tab/><text:span text:style-name="T22">10</text:span>/<text:span text:style-name="T8">11</text:span>/23</text:p>
      <text:p text:style-name="P95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3">Comencem apartat 1.2 Condensador y cálculo</text:p>
      <text:p text:style-name="P85"/>
      <text:p text:style-name="P24">D<text:span text:style-name="T12">illuns</text:span><text:tab/><text:tab/><text:tab/><text:span text:style-name="T23">13</text:span>/<text:span text:style-name="T8">11</text:span>/23</text:p>
      <text:p text:style-name="P86">Baixem al taller. <text:span text:style-name="T24">A</text:span>valuació <text:span text:style-name="T23">pràcica 1 → Michael, Toni, Josep, José Mª y Samuel.</text:span></text:p>
      <text:p text:style-name="P25"/>
      <text:p text:style-name="P25">D<text:span text:style-name="T12">imarts</text:span><text:tab/><text:tab/><text:tab/><text:span text:style-name="T23">14</text:span>/<text:span text:style-name="T8">11</text:span>/23</text:p>
      <text:p text:style-name="P96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4">Comentem apartats </text:p>
      <text:p text:style-name="P104">1.2.1 La derivada y ejemplos de tensiones variables</text:p>
      <text:p text:style-name="P104">1.3 Capacitat d'un condensador</text:p>
      <text:p text:style-name="P87"/>
      <text:p text:style-name="P87"/>
      <text:p text:style-name="P25"/>
      <text:p text:style-name="P125">D<text:span text:style-name="T12">imecres</text:span><text:tab/><text:tab/><text:tab/><text:span text:style-name="T23">15</text:span>/<text:span text:style-name="T8">11</text:span>/23</text:p>
      <text:p text:style-name="P96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4">Comentem apartat </text:p>
      <text:p text:style-name="P104">1.4 Conexió sèrie/paral·lel de condensadors</text:p>
      <text:p text:style-name="P104">1.6 Exercicis</text:p>
      <text:p text:style-name="P104"/>
      <text:p text:style-name="P87"/>
      <text:p text:style-name="P26">D<text:span text:style-name="T12">ijous</text:span><text:tab/><text:tab/><text:tab/><text:tab/><text:span text:style-name="T25">16</text:span>/<text:span text:style-name="T8">11</text:span>/23</text:p>
      <text:p text:style-name="P88">Baixem al taller. <text:span text:style-name="T25">A</text:span>valuació <text:a xlink:type="simple" xlink:href="https://paulinoposada.github.io/web_e/documents/practica_01.pdf">pràctica 1</text:a>.</text:p>
      <text:p text:style-name="P106">Comencem amb <text:a xlink:type="simple" xlink:href="https://paulinoposada.github.io/web_e/documents/practica_02.pdf">pràctica 2</text:a>.</text:p>
      <text:p text:style-name="P106"/>
      <text:p text:style-name="P106"/>
      <text:p text:style-name="P27">D<text:span text:style-name="T12">ivendres</text:span><text:tab/><text:tab/><text:tab/><text:span text:style-name="T25">17</text:span>/<text:span text:style-name="T8">11</text:span>/23</text:p>
      <text:p text:style-name="P97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5">Comentem <text:span text:style-name="T26">exercici 1.4-4</text:span> </text:p>
      <text:p text:style-name="P105"/>
      <text:p text:style-name="P105"/>
      <text:p text:style-name="P28">D<text:span text:style-name="T12">illuns</text:span><text:tab/><text:tab/><text:tab/><text:span text:style-name="T27">20</text:span>/<text:span text:style-name="T8">11</text:span>/23</text:p>
      <text:p text:style-name="P89">Baixem al taller, <text:a xlink:type="simple" xlink:href="https://paulinoposada.github.io/web_e/documents/practica_02.pdf"><text:span text:style-name="T27">pràctica 2</text:span></text:a></text:p>
      <text:p text:style-name="P89"/>
      <text:p text:style-name="P28">D<text:span text:style-name="T12">imarts</text:span><text:tab/><text:tab/><text:tab/><text:span text:style-name="T27">21</text:span>/<text:span text:style-name="T8">11</text:span>/23</text:p>
      <text:p text:style-name="P98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8">Comentem apartats</text:p>
      <text:p text:style-name="P108">1.1 Imants permanents</text:p>
      <text:p text:style-name="P108">1.2 Electromagnetisme</text:p>
      <text:p text:style-name="P108">1.3 Unitats de mesura magnètica</text:p>
      <text:p text:style-name="P108">1.4 Permeabilitat i sturació</text:p>
      <text:p text:style-name="P108">1.5 Inducció electromegnètica</text:p>
      <text:p text:style-name="P108">1.6 Inducció mutua</text:p>
      <text:p text:style-name="P108"/>
      <text:p text:style-name="P29">D<text:span text:style-name="T12">imecres</text:span><text:tab/><text:tab/><text:tab/><text:span text:style-name="T27">22</text:span>/<text:span text:style-name="T8">11</text:span>/23</text:p>
      <text:p text:style-name="P99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9">Comentem apartat <text:span text:style-name="T28">1.7 Inductors</text:span></text:p>
      <text:p text:style-name="P109"/>
      <text:p text:style-name="P109"/>
      <text:p text:style-name="P29">D<text:span text:style-name="T12">ijous</text:span><text:tab/><text:tab/><text:tab/><text:tab/><text:span text:style-name="T28">23</text:span>/<text:span text:style-name="T8">11</text:span>/23</text:p>
      <text:p text:style-name="P90">Baixem al taller. <text:span text:style-name="T25">Cotinuem amb </text:span><text:a xlink:type="simple" xlink:href="https://paulinoposada.github.io/web_e/documents/practica_02.pdf"><text:span text:style-name="T25">pràctica 2</text:span></text:a><text:span text:style-name="T25">.</text:span></text:p>
      <text:p text:style-name="P113">Comencem pràctica 3.</text:p>
      <text:p text:style-name="P107"/>
      <text:p text:style-name="P30">D<text:span text:style-name="T12">ivendres</text:span><text:tab/><text:tab/><text:tab/><text:span text:style-name="T28">24</text:span>/<text:span text:style-name="T8">11</text:span>/23</text:p>
      <text:p text:style-name="P100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4">Comentem apartat 1.7 Induct<text:span text:style-name="T29">ors.</text:span></text:p>
      <text:p text:style-name="P115">Comentem apartat 1.<text:span text:style-name="T29">8 Càlcul d'inductors.</text:span></text:p>
      <text:p text:style-name="P116">Comencem amb 1.9 Factors que influeixen en l'inductància. </text:p>
      <text:p text:style-name="P114"/>
      <text:p text:style-name="P31">D<text:span text:style-name="T12">illuns</text:span><text:tab/><text:tab/><text:tab/><text:span text:style-name="T27">27</text:span>/<text:span text:style-name="T8">11</text:span>/23</text:p>
      <text:p text:style-name="P91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1"/>
      <text:p text:style-name="P32"/>
      <text:p text:style-name="P126">D<text:span text:style-name="T12">imarts</text:span><text:tab/><text:tab/><text:tab/><text:span text:style-name="T27">21</text:span>/<text:span text:style-name="T8">11</text:span>/23</text:p>
      <text:p text:style-name="P101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0">Comentem <text:span text:style-name="T32">exercicis 1.12-1 a 7.</text:span></text:p>
      <text:p text:style-name="P110"/>
      <text:p text:style-name="P33"/>
      <text:p text:style-name="P33">D<text:span text:style-name="T12">imecres</text:span><text:tab/><text:tab/><text:tab/><text:span text:style-name="T27">29</text:span>/<text:span text:style-name="T8">11</text:span>/23</text:p>
      <text:p text:style-name="P102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1">Comentem <text:span text:style-name="T33">exercicis 1.12-8 a 13.</text:span></text:p>
      <text:p text:style-name="P111"/>
      <text:p text:style-name="P111"/>
      <text:p text:style-name="P43">01, 04 i 05/12/23</text:p>
      <text:p text:style-name="P121">Període d'exàmens.</text:p>
      <text:p text:style-name="P34"/>
      <text:p text:style-name="P34"/>
      <text:p text:style-name="P34">D<text:span text:style-name="T12">illuns</text:span><text:tab/><text:tab/><text:tab/><text:span text:style-name="T34">11</text:span>/<text:span text:style-name="T8">12</text:span>/23</text:p>
      <text:p text:style-name="P92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2"/>
      <text:p text:style-name="P35"/>
      <text:p text:style-name="P35">D<text:span text:style-name="T12">imarts</text:span><text:tab/><text:tab/><text:tab/><text:span text:style-name="T35">12</text:span>/<text:span text:style-name="T8">12</text:span>/23</text:p>
      <text:p text:style-name="P112">C<text:span text:style-name="T35">orregim l'examen del 04/12/23.</text:span></text:p>
      <text:p text:style-name="P117">Comentem els exercicis 1.4-1 a 4 de la <text:a xlink:type="simple" xlink:href="https://paulinoposada.github.io/web_e/documents/apunts/unitat_4_analisis_redes/e_apunts_ud_4_gs.pdf">unitat 4</text:a>.</text:p>
      <text:p text:style-name="P112"/>
      <text:p text:style-name="P133">D<text:span text:style-name="T12">imarts</text:span><text:tab/><text:tab/><text:tab/><text:span text:style-name="T35">12</text:span>/<text:span text:style-name="T8">12</text:span>/23</text:p>
      <text:p text:style-name="P128">C<text:span text:style-name="T35">orregim l'examen del 04/12/23.</text:span></text:p>
      <text:p text:style-name="P130"/>
      <text:p text:style-name="P112"/>
      <text:p text:style-name="P36">D<text:span text:style-name="T12">imecres</text:span><text:tab/><text:tab/><text:tab/><text:span text:style-name="T35">13</text:span>/<text:span text:style-name="T8">12</text:span>/23<text:span text:style-name="T6">.</text:span></text:p>
      <text:p text:style-name="P118">Comentem <text:span text:style-name="T36">l'annex de </text:span><text:a xlink:type="simple" xlink:href="https://paulinoposada.github.io/web_e/documents/apunts/unitat_6_magnetisme/e_apunts_ud_6_gs.pdf"><text:span text:style-name="T36">Unitat 6</text:span></text:a><text:span text:style-name="T36"> – magnetisme.</text:span></text:p>
      <text:p text:style-name="P119">Comence<text:span text:style-name="T38">m</text:span> amb la <text:a xlink:type="simple" xlink:href="https://paulinoposada.github.io/web_e/documents/apunts/unitat_7_ca/e_apunts_ud_7_gs.pdf">Unitat 7- ca</text:a>.</text:p>
      <text:p text:style-name="P119"><text:span text:style-name="T37">Comentem apartat 1 Teoría básica.</text:span> </text:p>
      <text:p text:style-name="P129"/>
      <text:p text:style-name="P129"/>
      <text:p text:style-name="P133">D<text:span text:style-name="T12">ijous</text:span><text:tab/><text:tab/><text:tab/><text:tab/><text:span text:style-name="T35">14</text:span>/<text:span text:style-name="T8">12</text:span>/23<text:span text:style-name="T6">.</text:span></text:p>
      <text:p text:style-name="P131"><text:a xlink:type="simple" xlink:href="https://paulinoposada.github.io/web_e/documents/apunts/unitat_7_ca/e_apunts_ud_7_gs.pdf">Unitat 7- ca</text:a>.</text:p>
      <text:p text:style-name="P132">Repassem teoria pont Wheatstone</text:p>
      <text:p text:style-name="P131"><text:span text:style-name="T37">Comentem apartat 2 Formes d'ona en CA.</text:span> </text:p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4T19:58:10.588987057</dc:date>
    <meta:editing-duration>PT1H20M25S</meta:editing-duration>
    <meta:editing-cycles>49</meta:editing-cycles>
    <meta:document-statistic meta:table-count="0" meta:image-count="0" meta:object-count="0" meta:page-count="6" meta:paragraph-count="179" meta:word-count="769" meta:character-count="5180" meta:non-whitespace-character-count="4510"/>
  </office:meta>
</office:document-meta>
</file>